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8A20000003D3DF8C990.png" manifest:media-type="image/png"/>
  <manifest:file-entry manifest:full-path="Pictures/10000000000008AF00000322E425DEE6.jpg" manifest:media-type="image/jpeg"/>
  <manifest:file-entry manifest:full-path="Pictures/10000000000008A00000004AF50BB863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dStyle 14" svg:font-family="'OldStyle 1'"/>
    <style:font-face style:name="OldStyle 13" svg:font-family="'OldStyle 1'" style:font-adornments="Bold"/>
    <style:font-face style:name="OldStyle 15" svg:font-family="'OldStyle 1'" style:font-pitch="variable"/>
    <style:font-face style:name="OldStyle 12" svg:font-family="'OldStyle 1'" style:font-adornments="Bold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OldStyle 1" svg:font-family="'OldStyle 1'" style:font-family-generic="roman" style:font-pitch="variable"/>
    <style:font-face style:name="OldStyle 11" svg:font-family="'OldStyle 1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3cm" svg:stroke-color="#000000" draw:fill="none" fo:padding-top="0.001cm" fo:padding-bottom="0.001cm" fo:padding-left="0.001cm" fo:padding-right="0.001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90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115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39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743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69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048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14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61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616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819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785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4" style:family="graphic" style:parent-style-name="standard">
      <style:graphic-properties draw:textarea-vertical-align="middle" fo:border="none"/>
    </style:style>
    <style:style style:name="gr15" style:family="graphic" style:parent-style-name="standard">
      <style:graphic-properties draw:textarea-vertical-align="top" fo:border="none"/>
    </style:style>
    <style:style style:name="gr16" style:family="graphic" style:parent-style-name="text">
      <style:graphic-properties draw:textarea-vertical-align="bottom" fo:border="none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start"/>
      <style:text-properties style:text-line-through-style="none" style:text-line-through-type="none" fo:font-family="'OldStyle 1'" style:font-style-name="HPLHS" style:font-pitch="variable" fo:font-size="7pt" fo:font-style="normal" style:text-underline-style="none" fo:font-weight="normal"/>
    </style:style>
    <style:style style:name="P3" style:family="paragraph">
      <style:paragraph-properties fo:text-align="start"/>
      <style:text-properties style:text-line-through-style="none" style:text-line-through-type="none" fo:font-family="'OldStyle 1'" style:font-style-name="HPLHS" style:font-pitch="variable" fo:font-size="6pt" fo:font-style="normal" style:text-underline-style="none" fo:font-weight="normal"/>
    </style:style>
    <style:style style:name="P4" style:family="paragraph">
      <style:paragraph-properties fo:text-align="center"/>
      <style:text-properties style:text-line-through-style="none" style:text-line-through-type="none" fo:font-family="'OldStyle 1'" style:font-style-name="HPLHS" style:font-pitch="variable" fo:font-size="7pt" fo:font-style="normal" style:text-underline-style="none" fo:font-weight="normal"/>
    </style:style>
    <style:style style:name="T1" style:family="text">
      <style:text-properties fo:color="#000000" style:font-name="OldStyle 14" fo:font-size="8pt" style:font-size-asian="8pt" style:font-name-complex="OldStyle 14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true">
          <form:form form:name="Form" form:apply-filter="true" form:enctype="application/text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SCHOOL_NM.1" form:control-implementation="ooo:com.sun.star.form.component.TextField" xml:id="control1" form:id="control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AFFINITY.1" form:control-implementation="ooo:com.sun.star.form.component.TextField" xml:id="control2" form:id="control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DEFICIENCY.1" form:control-implementation="ooo:com.sun.star.form.component.TextField" xml:id="control3" form:id="control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CHOOL_NM.2" form:control-implementation="ooo:com.sun.star.form.component.TextField" xml:id="control4" form:id="control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AFFINITY.2" form:control-implementation="ooo:com.sun.star.form.component.TextField" xml:id="control5" form:id="control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DEFICIENCY.2" form:control-implementation="ooo:com.sun.star.form.component.TextField" xml:id="control6" form:id="control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CHOOL_NM.3" form:control-implementation="ooo:com.sun.star.form.component.TextField" xml:id="control7" form:id="control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AFFINITY.3" form:control-implementation="ooo:com.sun.star.form.component.TextField" xml:id="control8" form:id="control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DEFICIENCY.3" form:control-implementation="ooo:com.sun.star.form.component.TextField" xml:id="control9" form:id="control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area form:name="SCHOOL_TECH.3" form:control-implementation="ooo:com.sun.star.form.component.TextField" xml:id="control10" form:id="control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SCHOOL_TECH.2" form:control-implementation="ooo:com.sun.star.form.component.TextField" xml:id="control11" form:id="control1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SCHOOL_TECH.1" form:control-implementation="ooo:com.sun.star.form.component.TextField" xml:id="control12" form:id="control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SPELL_NM.1.1" form:control-implementation="ooo:com.sun.star.form.component.TextField" xml:id="control13" form:id="control13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AREA.1.1" form:control-implementation="ooo:com.sun.star.form.component.TextField" xml:id="control14" form:id="control14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NM.1.2" form:control-implementation="ooo:com.sun.star.form.component.TextField" xml:id="control15" form:id="control15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AREA.1.2" form:control-implementation="ooo:com.sun.star.form.component.TextField" xml:id="control16" form:id="control16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NM.1.3" form:control-implementation="ooo:com.sun.star.form.component.TextField" xml:id="control17" form:id="control17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AREA.1.3" form:control-implementation="ooo:com.sun.star.form.component.TextField" xml:id="control18" form:id="control18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NM.1.4" form:control-implementation="ooo:com.sun.star.form.component.TextField" xml:id="control19" form:id="control19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AREA.1.4" form:control-implementation="ooo:com.sun.star.form.component.TextField" xml:id="control20" form:id="control20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NM.1.5" form:control-implementation="ooo:com.sun.star.form.component.TextField" xml:id="control21" form:id="control21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AREA.1.5" form:control-implementation="ooo:com.sun.star.form.component.TextField" xml:id="control22" form:id="control22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NM.1.6" form:control-implementation="ooo:com.sun.star.form.component.TextField" xml:id="control23" form:id="control23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AREA.1.6" form:control-implementation="ooo:com.sun.star.form.component.TextField" xml:id="control24" form:id="control24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NM.1.7" form:control-implementation="ooo:com.sun.star.form.component.TextField" xml:id="control25" form:id="control25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AREA.1.7" form:control-implementation="ooo:com.sun.star.form.component.TextField" xml:id="control26" form:id="control26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NM.1.8" form:control-implementation="ooo:com.sun.star.form.component.TextField" xml:id="control27" form:id="control27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AREA.1.8" form:control-implementation="ooo:com.sun.star.form.component.TextField" xml:id="control28" form:id="control28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RANGE.1.1" form:control-implementation="ooo:com.sun.star.form.component.TextField" xml:id="control29" form:id="control29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RAISE.1.1" form:control-implementation="ooo:com.sun.star.form.component.TextField" xml:id="control30" form:id="control30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RANGE.1.2" form:control-implementation="ooo:com.sun.star.form.component.TextField" xml:id="control31" form:id="control31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RAISE.1.2" form:control-implementation="ooo:com.sun.star.form.component.TextField" xml:id="control32" form:id="control32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RANGE.1.3" form:control-implementation="ooo:com.sun.star.form.component.TextField" xml:id="control33" form:id="control33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RAISE.1.3" form:control-implementation="ooo:com.sun.star.form.component.TextField" xml:id="control34" form:id="control34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RANGE.1.4" form:control-implementation="ooo:com.sun.star.form.component.TextField" xml:id="control35" form:id="control35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RAISE.1.4" form:control-implementation="ooo:com.sun.star.form.component.TextField" xml:id="control36" form:id="control36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RANGE.1.5" form:control-implementation="ooo:com.sun.star.form.component.TextField" xml:id="control37" form:id="control37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RAISE.1.5" form:control-implementation="ooo:com.sun.star.form.component.TextField" xml:id="control38" form:id="control38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RANGE.1.6" form:control-implementation="ooo:com.sun.star.form.component.TextField" xml:id="control39" form:id="control39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RAISE.1.6" form:control-implementation="ooo:com.sun.star.form.component.TextField" xml:id="control40" form:id="control40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RANGE.1.7" form:control-implementation="ooo:com.sun.star.form.component.TextField" xml:id="control41" form:id="control41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RAISE.1.7" form:control-implementation="ooo:com.sun.star.form.component.TextField" xml:id="control42" form:id="control42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RANGE.1.8" form:control-implementation="ooo:com.sun.star.form.component.TextField" xml:id="control43" form:id="control43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RAISE.1.8" form:control-implementation="ooo:com.sun.star.form.component.TextField" xml:id="control44" form:id="control44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MASTERY.1.1" form:control-implementation="ooo:com.sun.star.form.component.TextField" xml:id="control45" form:id="control45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ELEM.1.1" form:control-implementation="ooo:com.sun.star.form.component.TextField" xml:id="control46" form:id="control46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DURATION.1.1" form:control-implementation="ooo:com.sun.star.form.component.TextField" xml:id="control47" form:id="control47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MASTERY.1.2" form:control-implementation="ooo:com.sun.star.form.component.TextField" xml:id="control48" form:id="control48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ELEM.1.2" form:control-implementation="ooo:com.sun.star.form.component.TextField" xml:id="control49" form:id="control49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DURATION.1.2" form:control-implementation="ooo:com.sun.star.form.component.TextField" xml:id="control50" form:id="control50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MASTERY.1.3" form:control-implementation="ooo:com.sun.star.form.component.TextField" xml:id="control51" form:id="control51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ELEM.1.3" form:control-implementation="ooo:com.sun.star.form.component.TextField" xml:id="control52" form:id="control52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DURATION.1.3" form:control-implementation="ooo:com.sun.star.form.component.TextField" xml:id="control53" form:id="control53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MASTERY.1.4" form:control-implementation="ooo:com.sun.star.form.component.TextField" xml:id="control54" form:id="control54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ELEM.1.4" form:control-implementation="ooo:com.sun.star.form.component.TextField" xml:id="control55" form:id="control55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DURATION.1.4" form:control-implementation="ooo:com.sun.star.form.component.TextField" xml:id="control56" form:id="control56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MASTERY.1.5" form:control-implementation="ooo:com.sun.star.form.component.TextField" xml:id="control57" form:id="control57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ELEM.1.5" form:control-implementation="ooo:com.sun.star.form.component.TextField" xml:id="control58" form:id="control58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DURATION.1.5" form:control-implementation="ooo:com.sun.star.form.component.TextField" xml:id="control59" form:id="control59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MASTERY.1.6" form:control-implementation="ooo:com.sun.star.form.component.TextField" xml:id="control60" form:id="control60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ELEM.1.6" form:control-implementation="ooo:com.sun.star.form.component.TextField" xml:id="control61" form:id="control61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DURATION.1.6" form:control-implementation="ooo:com.sun.star.form.component.TextField" xml:id="control62" form:id="control62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MASTERY.1.7" form:control-implementation="ooo:com.sun.star.form.component.TextField" xml:id="control63" form:id="control63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ELEM.1.7" form:control-implementation="ooo:com.sun.star.form.component.TextField" xml:id="control64" form:id="control64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DURATION.1.7" form:control-implementation="ooo:com.sun.star.form.component.TextField" xml:id="control65" form:id="control65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MASTERY.1.8" form:control-implementation="ooo:com.sun.star.form.component.TextField" xml:id="control66" form:id="control66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ELEM.1.8" form:control-implementation="ooo:com.sun.star.form.component.TextField" xml:id="control67" form:id="control67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DURATION.1.8" form:control-implementation="ooo:com.sun.star.form.component.TextField" xml:id="control68" form:id="control68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area form:name="SPELL_EFFECT.1.1" form:control-implementation="ooo:com.sun.star.form.component.TextField" xml:id="control69" form:id="control69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SPELL_EFFECT.1.2" form:control-implementation="ooo:com.sun.star.form.component.TextField" xml:id="control70" form:id="control70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SPELL_EFFECT.1.3" form:control-implementation="ooo:com.sun.star.form.component.TextField" xml:id="control71" form:id="control71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SPELL_EFFECT.1.4" form:control-implementation="ooo:com.sun.star.form.component.TextField" xml:id="control72" form:id="control72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SPELL_EFFECT.1.5" form:control-implementation="ooo:com.sun.star.form.component.TextField" xml:id="control73" form:id="control73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SPELL_EFFECT.1.6" form:control-implementation="ooo:com.sun.star.form.component.TextField" xml:id="control74" form:id="control74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SPELL_EFFECT.1.7" form:control-implementation="ooo:com.sun.star.form.component.TextField" xml:id="control75" form:id="control75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SPELL_EFFECT.1.8" form:control-implementation="ooo:com.sun.star.form.component.TextField" xml:id="control76" form:id="control76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SPELL_TAGS.1.1" form:control-implementation="ooo:com.sun.star.form.component.TextField" xml:id="control77" form:id="control77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TAGS.1.2" form:control-implementation="ooo:com.sun.star.form.component.TextField" xml:id="control78" form:id="control78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TAGS.1.3" form:control-implementation="ooo:com.sun.star.form.component.TextField" xml:id="control79" form:id="control79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TAGS.1.4" form:control-implementation="ooo:com.sun.star.form.component.TextField" xml:id="control80" form:id="control80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TAGS.1.5" form:control-implementation="ooo:com.sun.star.form.component.TextField" xml:id="control81" form:id="control81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TAGS.1.6" form:control-implementation="ooo:com.sun.star.form.component.TextField" xml:id="control82" form:id="control82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TAGS.1.7" form:control-implementation="ooo:com.sun.star.form.component.TextField" xml:id="control83" form:id="control83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TAGS.1.8" form:control-implementation="ooo:com.sun.star.form.component.TextField" xml:id="control84" form:id="control84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draw:line draw:style-name="gr1" draw:layer="layout" svg:x1="1.27cm" svg:y1="2.536cm" svg:x2="11.853cm" svg:y2="2.536cm">
          <text:p/>
        </draw:line>
        <draw:line draw:style-name="gr1" draw:layer="layout" svg:x1="11.853cm" svg:y1="2.536cm" svg:x2="15.825cm" svg:y2="2.536cm">
          <text:p/>
        </draw:line>
        <draw:line draw:style-name="gr1" draw:layer="layout" svg:x1="15.825cm" svg:y1="2.536cm" svg:x2="19.716cm" svg:y2="2.536cm">
          <text:p/>
        </draw:line>
        <draw:frame draw:style-name="gr2" draw:layer="layout" svg:width="0.904cm" svg:height="0.378cm" svg:x="1.326cm" svg:y="2.109cm">
          <draw:text-box>
            <text:p text:style-name="P1"><text:span text:style-name="T1">School </text:span></text:p>
          </draw:text-box>
        </draw:frame>
        <draw:frame draw:style-name="gr3" draw:layer="layout" svg:width="1.115cm" svg:height="0.378cm" svg:x="11.906cm" svg:y="2.109cm">
          <draw:text-box>
            <text:p text:style-name="P1"><text:span text:style-name="T1">Affinity </text:span></text:p>
          </draw:text-box>
        </draw:frame>
        <draw:line draw:style-name="gr1" draw:layer="layout" svg:x1="1.27cm" svg:y1="4.056cm" svg:x2="11.853cm" svg:y2="4.056cm">
          <text:p/>
        </draw:line>
        <draw:line draw:style-name="gr1" draw:layer="layout" svg:x1="11.853cm" svg:y1="4.056cm" svg:x2="15.825cm" svg:y2="4.056cm">
          <text:p/>
        </draw:line>
        <draw:line draw:style-name="gr1" draw:layer="layout" svg:x1="15.825cm" svg:y1="4.056cm" svg:x2="19.741cm" svg:y2="4.056cm">
          <text:p/>
        </draw:line>
        <draw:frame draw:style-name="gr4" draw:layer="layout" svg:width="1.395cm" svg:height="0.378cm" svg:x="15.878cm" svg:y="2.109cm">
          <draw:text-box>
            <text:p text:style-name="P1"><text:span text:style-name="T1">Deficiency </text:span></text:p>
          </draw:text-box>
        </draw:frame>
        <draw:frame draw:style-name="gr2" draw:layer="layout" svg:width="0.904cm" svg:height="0.378cm" svg:x="1.326cm" svg:y="3.629cm">
          <draw:text-box>
            <text:p text:style-name="P1"><text:span text:style-name="T1">School </text:span></text:p>
          </draw:text-box>
        </draw:frame>
        <draw:frame draw:style-name="gr3" draw:layer="layout" svg:width="1.115cm" svg:height="0.378cm" svg:x="11.906cm" svg:y="3.629cm">
          <draw:text-box>
            <text:p text:style-name="P1"><text:span text:style-name="T1">Affinity </text:span></text:p>
          </draw:text-box>
        </draw:frame>
        <draw:line draw:style-name="gr1" draw:layer="layout" svg:x1="1.27cm" svg:y1="5.577cm" svg:x2="11.853cm" svg:y2="5.577cm">
          <text:p/>
        </draw:line>
        <draw:line draw:style-name="gr1" draw:layer="layout" svg:x1="11.853cm" svg:y1="5.577cm" svg:x2="15.825cm" svg:y2="5.577cm">
          <text:p/>
        </draw:line>
        <draw:line draw:style-name="gr1" draw:layer="layout" svg:x1="15.825cm" svg:y1="5.577cm" svg:x2="19.741cm" svg:y2="5.577cm">
          <text:p/>
        </draw:line>
        <draw:frame draw:style-name="gr4" draw:layer="layout" svg:width="1.395cm" svg:height="0.378cm" svg:x="15.878cm" svg:y="3.629cm">
          <draw:text-box>
            <text:p text:style-name="P1"><text:span text:style-name="T1">Deficiency </text:span></text:p>
          </draw:text-box>
        </draw:frame>
        <draw:frame draw:style-name="gr2" draw:layer="layout" svg:width="0.904cm" svg:height="0.378cm" svg:x="1.326cm" svg:y="5.149cm">
          <draw:text-box>
            <text:p text:style-name="P1"><text:span text:style-name="T1">School </text:span></text:p>
          </draw:text-box>
        </draw:frame>
        <draw:frame draw:style-name="gr3" draw:layer="layout" svg:width="1.115cm" svg:height="0.378cm" svg:x="11.906cm" svg:y="5.149cm">
          <draw:text-box>
            <text:p text:style-name="P1"><text:span text:style-name="T1">Affinity </text:span></text:p>
          </draw:text-box>
        </draw:frame>
        <draw:line draw:style-name="gr1" draw:layer="layout" svg:x1="1.27cm" svg:y1="7.835cm" svg:x2="6.579cm" svg:y2="7.835cm">
          <text:p/>
        </draw:line>
        <draw:line draw:style-name="gr1" draw:layer="layout" svg:x1="6.579cm" svg:y1="7.835cm" svg:x2="8.554cm" svg:y2="7.835cm">
          <text:p/>
        </draw:line>
        <draw:line draw:style-name="gr1" draw:layer="layout" svg:x1="8.554cm" svg:y1="7.835cm" svg:x2="10.967cm" svg:y2="7.835cm">
          <text:p/>
        </draw:line>
        <draw:line draw:style-name="gr1" draw:layer="layout" svg:x1="10.967cm" svg:y1="7.835cm" svg:x2="11.818cm" svg:y2="7.835cm">
          <text:p/>
        </draw:line>
        <draw:line draw:style-name="gr1" draw:layer="layout" svg:x1="11.818cm" svg:y1="7.835cm" svg:x2="15.211cm" svg:y2="7.835cm">
          <text:p/>
        </draw:line>
        <draw:line draw:style-name="gr1" draw:layer="layout" svg:x1="15.211cm" svg:y1="7.835cm" svg:x2="19.741cm" svg:y2="7.835cm">
          <text:p/>
        </draw:line>
        <draw:line draw:style-name="gr1" draw:layer="layout" svg:x1="1.27cm" svg:y1="8.29cm" svg:x2="6.579cm" svg:y2="8.29cm">
          <text:p/>
        </draw:line>
        <draw:line draw:style-name="gr1" draw:layer="layout" svg:x1="6.579cm" svg:y1="8.29cm" svg:x2="11.818cm" svg:y2="8.29cm">
          <text:p/>
        </draw:line>
        <draw:line draw:style-name="gr1" draw:layer="layout" svg:x1="11.818cm" svg:y1="8.29cm" svg:x2="19.741cm" svg:y2="8.29cm">
          <text:p/>
        </draw:line>
        <draw:frame draw:style-name="gr4" draw:layer="layout" svg:width="1.395cm" svg:height="0.378cm" svg:x="15.878cm" svg:y="5.149cm">
          <draw:text-box>
            <text:p text:style-name="P1"><text:span text:style-name="T1">Deficiency </text:span></text:p>
          </draw:text-box>
        </draw:frame>
        <draw:frame draw:style-name="gr5" draw:layer="layout" svg:width="0.743cm" svg:height="0.378cm" svg:x="1.326cm" svg:y="7.46cm">
          <draw:text-box>
            <text:p text:style-name="P1"><text:span text:style-name="T1">Name</text:span></text:p>
          </draw:text-box>
        </draw:frame>
        <draw:frame draw:style-name="gr6" draw:layer="layout" svg:width="0.692cm" svg:height="0.378cm" svg:x="6.632cm" svg:y="7.46cm">
          <draw:text-box>
            <text:p text:style-name="P1"><text:span text:style-name="T1">Level</text:span></text:p>
          </draw:text-box>
        </draw:frame>
        <draw:frame draw:style-name="gr7" draw:layer="layout" svg:width="1.048cm" svg:height="0.378cm" svg:x="8.611cm" svg:y="7.46cm">
          <draw:text-box>
            <text:p text:style-name="P1"><text:span text:style-name="T1">Element</text:span></text:p>
          </draw:text-box>
        </draw:frame>
        <draw:frame draw:style-name="gr8" draw:layer="layout" svg:width="1.141cm" svg:height="0.378cm" svg:x="11.024cm" svg:y="7.46cm">
          <draw:text-box>
            <text:p text:style-name="P1"><text:span text:style-name="T1">Duration</text:span></text:p>
          </draw:text-box>
        </draw:frame>
        <draw:frame draw:style-name="gr9" draw:layer="layout" svg:width="0.612cm" svg:height="0.378cm" svg:x="15.264cm" svg:y="7.46cm">
          <draw:text-box>
            <text:p text:style-name="P1"><text:span text:style-name="T1">Tags</text:span></text:p>
          </draw:text-box>
        </draw:frame>
        <draw:frame draw:style-name="gr10" draw:layer="layout" svg:width="0.616cm" svg:height="0.378cm" svg:x="1.326cm" svg:y="7.912cm">
          <draw:text-box>
            <text:p text:style-name="P1"><text:span text:style-name="T1">Area</text:span></text:p>
          </draw:text-box>
        </draw:frame>
        <draw:frame draw:style-name="gr11" draw:layer="layout" svg:width="0.819cm" svg:height="0.378cm" svg:x="6.632cm" svg:y="7.912cm">
          <draw:text-box>
            <text:p text:style-name="P1"><text:span text:style-name="T1">Range</text:span></text:p>
          </draw:text-box>
        </draw:frame>
        <draw:line draw:style-name="gr1" draw:layer="layout" svg:x1="1.27cm" svg:y1="9.637cm" svg:x2="6.579cm" svg:y2="9.637cm">
          <text:p/>
        </draw:line>
        <draw:line draw:style-name="gr1" draw:layer="layout" svg:x1="6.579cm" svg:y1="9.637cm" svg:x2="8.554cm" svg:y2="9.637cm">
          <text:p/>
        </draw:line>
        <draw:line draw:style-name="gr1" draw:layer="layout" svg:x1="8.554cm" svg:y1="9.637cm" svg:x2="10.967cm" svg:y2="9.637cm">
          <text:p/>
        </draw:line>
        <draw:line draw:style-name="gr1" draw:layer="layout" svg:x1="10.967cm" svg:y1="9.637cm" svg:x2="11.818cm" svg:y2="9.637cm">
          <text:p/>
        </draw:line>
        <draw:line draw:style-name="gr1" draw:layer="layout" svg:x1="11.818cm" svg:y1="9.637cm" svg:x2="15.211cm" svg:y2="9.637cm">
          <text:p/>
        </draw:line>
        <draw:line draw:style-name="gr1" draw:layer="layout" svg:x1="15.211cm" svg:y1="9.637cm" svg:x2="19.741cm" svg:y2="9.637cm">
          <text:p/>
        </draw:line>
        <draw:line draw:style-name="gr1" draw:layer="layout" svg:x1="1.27cm" svg:y1="10.089cm" svg:x2="6.579cm" svg:y2="10.089cm">
          <text:p/>
        </draw:line>
        <draw:line draw:style-name="gr1" draw:layer="layout" svg:x1="6.579cm" svg:y1="10.089cm" svg:x2="11.818cm" svg:y2="10.089cm">
          <text:p/>
        </draw:line>
        <draw:line draw:style-name="gr1" draw:layer="layout" svg:x1="11.818cm" svg:y1="10.089cm" svg:x2="19.741cm" svg:y2="10.089cm">
          <text:p/>
        </draw:line>
        <draw:frame draw:style-name="gr12" draw:layer="layout" svg:width="0.785cm" svg:height="0.378cm" svg:x="11.874cm" svg:y="7.912cm">
          <draw:text-box>
            <text:p text:style-name="P1"><text:span text:style-name="T1">Raises</text:span></text:p>
          </draw:text-box>
        </draw:frame>
        <draw:frame draw:style-name="gr5" draw:layer="layout" svg:width="0.743cm" svg:height="0.378cm" svg:x="1.326cm" svg:y="9.259cm">
          <draw:text-box>
            <text:p text:style-name="P1"><text:span text:style-name="T1">Name</text:span></text:p>
          </draw:text-box>
        </draw:frame>
        <draw:frame draw:style-name="gr6" draw:layer="layout" svg:width="0.692cm" svg:height="0.378cm" svg:x="6.632cm" svg:y="9.259cm">
          <draw:text-box>
            <text:p text:style-name="P1"><text:span text:style-name="T1">Level</text:span></text:p>
          </draw:text-box>
        </draw:frame>
        <draw:frame draw:style-name="gr7" draw:layer="layout" svg:width="1.048cm" svg:height="0.378cm" svg:x="8.611cm" svg:y="9.259cm">
          <draw:text-box>
            <text:p text:style-name="P1"><text:span text:style-name="T1">Element</text:span></text:p>
          </draw:text-box>
        </draw:frame>
        <draw:frame draw:style-name="gr8" draw:layer="layout" svg:width="1.141cm" svg:height="0.378cm" svg:x="11.024cm" svg:y="9.259cm">
          <draw:text-box>
            <text:p text:style-name="P1"><text:span text:style-name="T1">Duration</text:span></text:p>
          </draw:text-box>
        </draw:frame>
        <draw:frame draw:style-name="gr9" draw:layer="layout" svg:width="0.612cm" svg:height="0.378cm" svg:x="15.264cm" svg:y="9.259cm">
          <draw:text-box>
            <text:p text:style-name="P1"><text:span text:style-name="T1">Tags</text:span></text:p>
          </draw:text-box>
        </draw:frame>
        <draw:frame draw:style-name="gr10" draw:layer="layout" svg:width="0.616cm" svg:height="0.378cm" svg:x="1.326cm" svg:y="9.714cm">
          <draw:text-box>
            <text:p text:style-name="P1"><text:span text:style-name="T1">Area</text:span></text:p>
          </draw:text-box>
        </draw:frame>
        <draw:frame draw:style-name="gr11" draw:layer="layout" svg:width="0.819cm" svg:height="0.378cm" svg:x="6.632cm" svg:y="9.714cm">
          <draw:text-box>
            <text:p text:style-name="P1"><text:span text:style-name="T1">Range</text:span></text:p>
          </draw:text-box>
        </draw:frame>
        <draw:line draw:style-name="gr1" draw:layer="layout" svg:x1="1.27cm" svg:y1="11.465cm" svg:x2="6.579cm" svg:y2="11.465cm">
          <text:p/>
        </draw:line>
        <draw:line draw:style-name="gr1" draw:layer="layout" svg:x1="6.579cm" svg:y1="11.465cm" svg:x2="8.554cm" svg:y2="11.465cm">
          <text:p/>
        </draw:line>
        <draw:line draw:style-name="gr1" draw:layer="layout" svg:x1="8.554cm" svg:y1="11.465cm" svg:x2="10.967cm" svg:y2="11.465cm">
          <text:p/>
        </draw:line>
        <draw:line draw:style-name="gr1" draw:layer="layout" svg:x1="10.967cm" svg:y1="11.465cm" svg:x2="11.818cm" svg:y2="11.465cm">
          <text:p/>
        </draw:line>
        <draw:line draw:style-name="gr1" draw:layer="layout" svg:x1="11.818cm" svg:y1="11.465cm" svg:x2="15.211cm" svg:y2="11.465cm">
          <text:p/>
        </draw:line>
        <draw:line draw:style-name="gr1" draw:layer="layout" svg:x1="15.211cm" svg:y1="11.465cm" svg:x2="19.741cm" svg:y2="11.465cm">
          <text:p/>
        </draw:line>
        <draw:line draw:style-name="gr1" draw:layer="layout" svg:x1="1.27cm" svg:y1="11.945cm" svg:x2="6.579cm" svg:y2="11.945cm">
          <text:p/>
        </draw:line>
        <draw:line draw:style-name="gr1" draw:layer="layout" svg:x1="6.579cm" svg:y1="11.945cm" svg:x2="11.818cm" svg:y2="11.945cm">
          <text:p/>
        </draw:line>
        <draw:line draw:style-name="gr1" draw:layer="layout" svg:x1="11.818cm" svg:y1="11.945cm" svg:x2="19.741cm" svg:y2="11.945cm">
          <text:p/>
        </draw:line>
        <draw:frame draw:style-name="gr12" draw:layer="layout" svg:width="0.785cm" svg:height="0.378cm" svg:x="11.874cm" svg:y="9.714cm">
          <draw:text-box>
            <text:p text:style-name="P1"><text:span text:style-name="T1">Raises</text:span></text:p>
          </draw:text-box>
        </draw:frame>
        <draw:frame draw:style-name="gr5" draw:layer="layout" svg:width="0.743cm" svg:height="0.378cm" svg:x="1.326cm" svg:y="11.087cm">
          <draw:text-box>
            <text:p text:style-name="P1"><text:span text:style-name="T1">Name</text:span></text:p>
          </draw:text-box>
        </draw:frame>
        <draw:frame draw:style-name="gr6" draw:layer="layout" svg:width="0.692cm" svg:height="0.378cm" svg:x="6.632cm" svg:y="11.087cm">
          <draw:text-box>
            <text:p text:style-name="P1"><text:span text:style-name="T1">Level</text:span></text:p>
          </draw:text-box>
        </draw:frame>
        <draw:frame draw:style-name="gr7" draw:layer="layout" svg:width="1.048cm" svg:height="0.378cm" svg:x="8.611cm" svg:y="11.087cm">
          <draw:text-box>
            <text:p text:style-name="P1"><text:span text:style-name="T1">Element</text:span></text:p>
          </draw:text-box>
        </draw:frame>
        <draw:frame draw:style-name="gr8" draw:layer="layout" svg:width="1.141cm" svg:height="0.378cm" svg:x="11.024cm" svg:y="11.087cm">
          <draw:text-box>
            <text:p text:style-name="P1"><text:span text:style-name="T1">Duration</text:span></text:p>
          </draw:text-box>
        </draw:frame>
        <draw:frame draw:style-name="gr9" draw:layer="layout" svg:width="0.612cm" svg:height="0.378cm" svg:x="15.264cm" svg:y="11.087cm">
          <draw:text-box>
            <text:p text:style-name="P1"><text:span text:style-name="T1">Tags</text:span></text:p>
          </draw:text-box>
        </draw:frame>
        <draw:frame draw:style-name="gr10" draw:layer="layout" svg:width="0.616cm" svg:height="0.378cm" svg:x="1.326cm" svg:y="11.567cm">
          <draw:text-box>
            <text:p text:style-name="P1"><text:span text:style-name="T1">Area</text:span></text:p>
          </draw:text-box>
        </draw:frame>
        <draw:frame draw:style-name="gr11" draw:layer="layout" svg:width="0.819cm" svg:height="0.378cm" svg:x="6.632cm" svg:y="11.567cm">
          <draw:text-box>
            <text:p text:style-name="P1"><text:span text:style-name="T1">Range</text:span></text:p>
          </draw:text-box>
        </draw:frame>
        <draw:line draw:style-name="gr1" draw:layer="layout" svg:x1="1.27cm" svg:y1="13.317cm" svg:x2="6.579cm" svg:y2="13.317cm">
          <text:p/>
        </draw:line>
        <draw:line draw:style-name="gr1" draw:layer="layout" svg:x1="6.579cm" svg:y1="13.317cm" svg:x2="8.554cm" svg:y2="13.317cm">
          <text:p/>
        </draw:line>
        <draw:line draw:style-name="gr1" draw:layer="layout" svg:x1="8.554cm" svg:y1="13.317cm" svg:x2="10.967cm" svg:y2="13.317cm">
          <text:p/>
        </draw:line>
        <draw:line draw:style-name="gr1" draw:layer="layout" svg:x1="10.967cm" svg:y1="13.317cm" svg:x2="11.818cm" svg:y2="13.317cm">
          <text:p/>
        </draw:line>
        <draw:line draw:style-name="gr1" draw:layer="layout" svg:x1="11.818cm" svg:y1="13.317cm" svg:x2="15.211cm" svg:y2="13.317cm">
          <text:p/>
        </draw:line>
        <draw:line draw:style-name="gr1" draw:layer="layout" svg:x1="15.211cm" svg:y1="13.317cm" svg:x2="19.741cm" svg:y2="13.317cm">
          <text:p/>
        </draw:line>
        <draw:line draw:style-name="gr1" draw:layer="layout" svg:x1="1.27cm" svg:y1="13.797cm" svg:x2="6.579cm" svg:y2="13.797cm">
          <text:p/>
        </draw:line>
        <draw:line draw:style-name="gr1" draw:layer="layout" svg:x1="6.579cm" svg:y1="13.797cm" svg:x2="11.818cm" svg:y2="13.797cm">
          <text:p/>
        </draw:line>
        <draw:line draw:style-name="gr1" draw:layer="layout" svg:x1="11.818cm" svg:y1="13.797cm" svg:x2="19.741cm" svg:y2="13.797cm">
          <text:p/>
        </draw:line>
        <draw:frame draw:style-name="gr12" draw:layer="layout" svg:width="0.785cm" svg:height="0.378cm" svg:x="11.874cm" svg:y="11.567cm">
          <draw:text-box>
            <text:p text:style-name="P1"><text:span text:style-name="T1">Raises</text:span></text:p>
          </draw:text-box>
        </draw:frame>
        <draw:frame draw:style-name="gr5" draw:layer="layout" svg:width="0.743cm" svg:height="0.378cm" svg:x="1.326cm" svg:y="12.942cm">
          <draw:text-box>
            <text:p text:style-name="P1"><text:span text:style-name="T1">Name</text:span></text:p>
          </draw:text-box>
        </draw:frame>
        <draw:frame draw:style-name="gr6" draw:layer="layout" svg:width="0.692cm" svg:height="0.378cm" svg:x="6.632cm" svg:y="12.942cm">
          <draw:text-box>
            <text:p text:style-name="P1"><text:span text:style-name="T1">Level</text:span></text:p>
          </draw:text-box>
        </draw:frame>
        <draw:frame draw:style-name="gr7" draw:layer="layout" svg:width="1.048cm" svg:height="0.378cm" svg:x="8.611cm" svg:y="12.942cm">
          <draw:text-box>
            <text:p text:style-name="P1"><text:span text:style-name="T1">Element</text:span></text:p>
          </draw:text-box>
        </draw:frame>
        <draw:frame draw:style-name="gr8" draw:layer="layout" svg:width="1.141cm" svg:height="0.378cm" svg:x="11.024cm" svg:y="12.942cm">
          <draw:text-box>
            <text:p text:style-name="P1"><text:span text:style-name="T1">Duration</text:span></text:p>
          </draw:text-box>
        </draw:frame>
        <draw:frame draw:style-name="gr9" draw:layer="layout" svg:width="0.612cm" svg:height="0.378cm" svg:x="15.264cm" svg:y="12.942cm">
          <draw:text-box>
            <text:p text:style-name="P1"><text:span text:style-name="T1">Tags</text:span></text:p>
          </draw:text-box>
        </draw:frame>
        <draw:frame draw:style-name="gr10" draw:layer="layout" svg:width="0.616cm" svg:height="0.378cm" svg:x="1.326cm" svg:y="13.422cm">
          <draw:text-box>
            <text:p text:style-name="P1"><text:span text:style-name="T1">Area</text:span></text:p>
          </draw:text-box>
        </draw:frame>
        <draw:frame draw:style-name="gr11" draw:layer="layout" svg:width="0.819cm" svg:height="0.378cm" svg:x="6.632cm" svg:y="13.422cm">
          <draw:text-box>
            <text:p text:style-name="P1"><text:span text:style-name="T1">Range</text:span></text:p>
          </draw:text-box>
        </draw:frame>
        <draw:line draw:style-name="gr1" draw:layer="layout" svg:x1="1.27cm" svg:y1="15.172cm" svg:x2="6.579cm" svg:y2="15.172cm">
          <text:p/>
        </draw:line>
        <draw:line draw:style-name="gr1" draw:layer="layout" svg:x1="6.579cm" svg:y1="15.172cm" svg:x2="8.554cm" svg:y2="15.172cm">
          <text:p/>
        </draw:line>
        <draw:line draw:style-name="gr1" draw:layer="layout" svg:x1="8.554cm" svg:y1="15.172cm" svg:x2="10.967cm" svg:y2="15.172cm">
          <text:p/>
        </draw:line>
        <draw:line draw:style-name="gr1" draw:layer="layout" svg:x1="10.967cm" svg:y1="15.172cm" svg:x2="11.818cm" svg:y2="15.172cm">
          <text:p/>
        </draw:line>
        <draw:line draw:style-name="gr1" draw:layer="layout" svg:x1="11.818cm" svg:y1="15.172cm" svg:x2="15.211cm" svg:y2="15.172cm">
          <text:p/>
        </draw:line>
        <draw:line draw:style-name="gr1" draw:layer="layout" svg:x1="15.211cm" svg:y1="15.172cm" svg:x2="19.741cm" svg:y2="15.172cm">
          <text:p/>
        </draw:line>
        <draw:line draw:style-name="gr1" draw:layer="layout" svg:x1="1.27cm" svg:y1="15.652cm" svg:x2="6.579cm" svg:y2="15.652cm">
          <text:p/>
        </draw:line>
        <draw:line draw:style-name="gr1" draw:layer="layout" svg:x1="6.579cm" svg:y1="15.652cm" svg:x2="11.818cm" svg:y2="15.652cm">
          <text:p/>
        </draw:line>
        <draw:line draw:style-name="gr1" draw:layer="layout" svg:x1="11.818cm" svg:y1="15.652cm" svg:x2="19.741cm" svg:y2="15.652cm">
          <text:p/>
        </draw:line>
        <draw:frame draw:style-name="gr12" draw:layer="layout" svg:width="0.785cm" svg:height="0.378cm" svg:x="11.874cm" svg:y="13.422cm">
          <draw:text-box>
            <text:p text:style-name="P1"><text:span text:style-name="T1">Raises</text:span></text:p>
          </draw:text-box>
        </draw:frame>
        <draw:frame draw:style-name="gr5" draw:layer="layout" svg:width="0.743cm" svg:height="0.378cm" svg:x="1.326cm" svg:y="14.794cm">
          <draw:text-box>
            <text:p text:style-name="P1"><text:span text:style-name="T1">Name</text:span></text:p>
          </draw:text-box>
        </draw:frame>
        <draw:frame draw:style-name="gr6" draw:layer="layout" svg:width="0.692cm" svg:height="0.378cm" svg:x="6.632cm" svg:y="14.794cm">
          <draw:text-box>
            <text:p text:style-name="P1"><text:span text:style-name="T1">Level</text:span></text:p>
          </draw:text-box>
        </draw:frame>
        <draw:frame draw:style-name="gr7" draw:layer="layout" svg:width="1.048cm" svg:height="0.378cm" svg:x="8.611cm" svg:y="14.794cm">
          <draw:text-box>
            <text:p text:style-name="P1"><text:span text:style-name="T1">Element</text:span></text:p>
          </draw:text-box>
        </draw:frame>
        <draw:frame draw:style-name="gr8" draw:layer="layout" svg:width="1.141cm" svg:height="0.378cm" svg:x="11.024cm" svg:y="14.794cm">
          <draw:text-box>
            <text:p text:style-name="P1"><text:span text:style-name="T1">Duration</text:span></text:p>
          </draw:text-box>
        </draw:frame>
        <draw:frame draw:style-name="gr9" draw:layer="layout" svg:width="0.612cm" svg:height="0.378cm" svg:x="15.264cm" svg:y="14.794cm">
          <draw:text-box>
            <text:p text:style-name="P1"><text:span text:style-name="T1">Tags</text:span></text:p>
          </draw:text-box>
        </draw:frame>
        <draw:frame draw:style-name="gr10" draw:layer="layout" svg:width="0.616cm" svg:height="0.378cm" svg:x="1.326cm" svg:y="15.274cm">
          <draw:text-box>
            <text:p text:style-name="P1"><text:span text:style-name="T1">Area</text:span></text:p>
          </draw:text-box>
        </draw:frame>
        <draw:frame draw:style-name="gr11" draw:layer="layout" svg:width="0.819cm" svg:height="0.378cm" svg:x="6.632cm" svg:y="15.274cm">
          <draw:text-box>
            <text:p text:style-name="P1"><text:span text:style-name="T1">Range</text:span></text:p>
          </draw:text-box>
        </draw:frame>
        <draw:line draw:style-name="gr1" draw:layer="layout" svg:x1="1.27cm" svg:y1="17.025cm" svg:x2="6.579cm" svg:y2="17.025cm">
          <text:p/>
        </draw:line>
        <draw:line draw:style-name="gr1" draw:layer="layout" svg:x1="6.579cm" svg:y1="17.025cm" svg:x2="8.554cm" svg:y2="17.025cm">
          <text:p/>
        </draw:line>
        <draw:line draw:style-name="gr1" draw:layer="layout" svg:x1="8.554cm" svg:y1="17.025cm" svg:x2="10.967cm" svg:y2="17.025cm">
          <text:p/>
        </draw:line>
        <draw:line draw:style-name="gr1" draw:layer="layout" svg:x1="10.967cm" svg:y1="17.025cm" svg:x2="11.818cm" svg:y2="17.025cm">
          <text:p/>
        </draw:line>
        <draw:line draw:style-name="gr1" draw:layer="layout" svg:x1="11.818cm" svg:y1="17.025cm" svg:x2="15.211cm" svg:y2="17.025cm">
          <text:p/>
        </draw:line>
        <draw:line draw:style-name="gr1" draw:layer="layout" svg:x1="15.211cm" svg:y1="17.025cm" svg:x2="19.741cm" svg:y2="17.025cm">
          <text:p/>
        </draw:line>
        <draw:line draw:style-name="gr1" draw:layer="layout" svg:x1="1.27cm" svg:y1="17.504cm" svg:x2="6.579cm" svg:y2="17.504cm">
          <text:p/>
        </draw:line>
        <draw:line draw:style-name="gr1" draw:layer="layout" svg:x1="6.579cm" svg:y1="17.504cm" svg:x2="11.818cm" svg:y2="17.504cm">
          <text:p/>
        </draw:line>
        <draw:line draw:style-name="gr1" draw:layer="layout" svg:x1="11.818cm" svg:y1="17.504cm" svg:x2="19.741cm" svg:y2="17.504cm">
          <text:p/>
        </draw:line>
        <draw:frame draw:style-name="gr12" draw:layer="layout" svg:width="0.785cm" svg:height="0.378cm" svg:x="11.874cm" svg:y="15.274cm">
          <draw:text-box>
            <text:p text:style-name="P1"><text:span text:style-name="T1">Raises</text:span></text:p>
          </draw:text-box>
        </draw:frame>
        <draw:frame draw:style-name="gr5" draw:layer="layout" svg:width="0.743cm" svg:height="0.378cm" svg:x="1.326cm" svg:y="16.65cm">
          <draw:text-box>
            <text:p text:style-name="P1"><text:span text:style-name="T1">Name</text:span></text:p>
          </draw:text-box>
        </draw:frame>
        <draw:frame draw:style-name="gr6" draw:layer="layout" svg:width="0.692cm" svg:height="0.378cm" svg:x="6.632cm" svg:y="16.65cm">
          <draw:text-box>
            <text:p text:style-name="P1"><text:span text:style-name="T1">Level</text:span></text:p>
          </draw:text-box>
        </draw:frame>
        <draw:frame draw:style-name="gr7" draw:layer="layout" svg:width="1.048cm" svg:height="0.378cm" svg:x="8.611cm" svg:y="16.65cm">
          <draw:text-box>
            <text:p text:style-name="P1"><text:span text:style-name="T1">Element</text:span></text:p>
          </draw:text-box>
        </draw:frame>
        <draw:frame draw:style-name="gr8" draw:layer="layout" svg:width="1.141cm" svg:height="0.378cm" svg:x="11.024cm" svg:y="16.65cm">
          <draw:text-box>
            <text:p text:style-name="P1"><text:span text:style-name="T1">Duration</text:span></text:p>
          </draw:text-box>
        </draw:frame>
        <draw:frame draw:style-name="gr9" draw:layer="layout" svg:width="0.612cm" svg:height="0.378cm" svg:x="15.264cm" svg:y="16.65cm">
          <draw:text-box>
            <text:p text:style-name="P1"><text:span text:style-name="T1">Tags</text:span></text:p>
          </draw:text-box>
        </draw:frame>
        <draw:frame draw:style-name="gr10" draw:layer="layout" svg:width="0.616cm" svg:height="0.378cm" svg:x="1.326cm" svg:y="17.13cm">
          <draw:text-box>
            <text:p text:style-name="P1"><text:span text:style-name="T1">Area</text:span></text:p>
          </draw:text-box>
        </draw:frame>
        <draw:frame draw:style-name="gr11" draw:layer="layout" svg:width="0.819cm" svg:height="0.378cm" svg:x="6.632cm" svg:y="17.13cm">
          <draw:text-box>
            <text:p text:style-name="P1"><text:span text:style-name="T1">Range</text:span></text:p>
          </draw:text-box>
        </draw:frame>
        <draw:line draw:style-name="gr1" draw:layer="layout" svg:x1="1.27cm" svg:y1="18.88cm" svg:x2="6.579cm" svg:y2="18.88cm">
          <text:p/>
        </draw:line>
        <draw:line draw:style-name="gr1" draw:layer="layout" svg:x1="6.579cm" svg:y1="18.88cm" svg:x2="8.554cm" svg:y2="18.88cm">
          <text:p/>
        </draw:line>
        <draw:line draw:style-name="gr1" draw:layer="layout" svg:x1="8.554cm" svg:y1="18.88cm" svg:x2="10.967cm" svg:y2="18.88cm">
          <text:p/>
        </draw:line>
        <draw:line draw:style-name="gr1" draw:layer="layout" svg:x1="10.967cm" svg:y1="18.88cm" svg:x2="11.818cm" svg:y2="18.88cm">
          <text:p/>
        </draw:line>
        <draw:line draw:style-name="gr1" draw:layer="layout" svg:x1="11.818cm" svg:y1="18.88cm" svg:x2="15.211cm" svg:y2="18.88cm">
          <text:p/>
        </draw:line>
        <draw:line draw:style-name="gr1" draw:layer="layout" svg:x1="15.211cm" svg:y1="18.88cm" svg:x2="19.741cm" svg:y2="18.88cm">
          <text:p/>
        </draw:line>
        <draw:line draw:style-name="gr1" draw:layer="layout" svg:x1="1.27cm" svg:y1="19.36cm" svg:x2="6.579cm" svg:y2="19.36cm">
          <text:p/>
        </draw:line>
        <draw:line draw:style-name="gr1" draw:layer="layout" svg:x1="6.579cm" svg:y1="19.36cm" svg:x2="11.818cm" svg:y2="19.36cm">
          <text:p/>
        </draw:line>
        <draw:line draw:style-name="gr1" draw:layer="layout" svg:x1="11.818cm" svg:y1="19.36cm" svg:x2="19.741cm" svg:y2="19.36cm">
          <text:p/>
        </draw:line>
        <draw:frame draw:style-name="gr12" draw:layer="layout" svg:width="0.785cm" svg:height="0.378cm" svg:x="11.874cm" svg:y="17.13cm">
          <draw:text-box>
            <text:p text:style-name="P1"><text:span text:style-name="T1">Raises</text:span></text:p>
          </draw:text-box>
        </draw:frame>
        <draw:frame draw:style-name="gr5" draw:layer="layout" svg:width="0.743cm" svg:height="0.378cm" svg:x="1.326cm" svg:y="18.502cm">
          <draw:text-box>
            <text:p text:style-name="P1"><text:span text:style-name="T1">Name</text:span></text:p>
          </draw:text-box>
        </draw:frame>
        <draw:frame draw:style-name="gr6" draw:layer="layout" svg:width="0.692cm" svg:height="0.378cm" svg:x="6.632cm" svg:y="18.502cm">
          <draw:text-box>
            <text:p text:style-name="P1"><text:span text:style-name="T1">Level</text:span></text:p>
          </draw:text-box>
        </draw:frame>
        <draw:frame draw:style-name="gr7" draw:layer="layout" svg:width="1.048cm" svg:height="0.378cm" svg:x="8.611cm" svg:y="18.502cm">
          <draw:text-box>
            <text:p text:style-name="P1"><text:span text:style-name="T1">Element</text:span></text:p>
          </draw:text-box>
        </draw:frame>
        <draw:frame draw:style-name="gr8" draw:layer="layout" svg:width="1.141cm" svg:height="0.378cm" svg:x="11.024cm" svg:y="18.502cm">
          <draw:text-box>
            <text:p text:style-name="P1"><text:span text:style-name="T1">Duration</text:span></text:p>
          </draw:text-box>
        </draw:frame>
        <draw:frame draw:style-name="gr9" draw:layer="layout" svg:width="0.612cm" svg:height="0.378cm" svg:x="15.264cm" svg:y="18.502cm">
          <draw:text-box>
            <text:p text:style-name="P1"><text:span text:style-name="T1">Tags</text:span></text:p>
          </draw:text-box>
        </draw:frame>
        <draw:frame draw:style-name="gr10" draw:layer="layout" svg:width="0.616cm" svg:height="0.378cm" svg:x="1.326cm" svg:y="18.982cm">
          <draw:text-box>
            <text:p text:style-name="P1"><text:span text:style-name="T1">Area</text:span></text:p>
          </draw:text-box>
        </draw:frame>
        <draw:frame draw:style-name="gr11" draw:layer="layout" svg:width="0.819cm" svg:height="0.378cm" svg:x="6.632cm" svg:y="18.982cm">
          <draw:text-box>
            <text:p text:style-name="P1"><text:span text:style-name="T1">Range</text:span></text:p>
          </draw:text-box>
        </draw:frame>
        <draw:line draw:style-name="gr1" draw:layer="layout" svg:x1="1.27cm" svg:y1="20.708cm" svg:x2="6.579cm" svg:y2="20.708cm">
          <text:p/>
        </draw:line>
        <draw:line draw:style-name="gr1" draw:layer="layout" svg:x1="6.579cm" svg:y1="20.708cm" svg:x2="8.554cm" svg:y2="20.708cm">
          <text:p/>
        </draw:line>
        <draw:line draw:style-name="gr1" draw:layer="layout" svg:x1="8.554cm" svg:y1="20.708cm" svg:x2="10.967cm" svg:y2="20.708cm">
          <text:p/>
        </draw:line>
        <draw:line draw:style-name="gr1" draw:layer="layout" svg:x1="10.967cm" svg:y1="20.708cm" svg:x2="11.818cm" svg:y2="20.708cm">
          <text:p/>
        </draw:line>
        <draw:line draw:style-name="gr1" draw:layer="layout" svg:x1="11.818cm" svg:y1="20.708cm" svg:x2="15.211cm" svg:y2="20.708cm">
          <text:p/>
        </draw:line>
        <draw:line draw:style-name="gr1" draw:layer="layout" svg:x1="15.211cm" svg:y1="20.708cm" svg:x2="19.741cm" svg:y2="20.708cm">
          <text:p/>
        </draw:line>
        <draw:line draw:style-name="gr1" draw:layer="layout" svg:x1="1.27cm" svg:y1="21.159cm" svg:x2="6.579cm" svg:y2="21.159cm">
          <text:p/>
        </draw:line>
        <draw:line draw:style-name="gr1" draw:layer="layout" svg:x1="6.579cm" svg:y1="21.159cm" svg:x2="11.818cm" svg:y2="21.159cm">
          <text:p/>
        </draw:line>
        <draw:line draw:style-name="gr1" draw:layer="layout" svg:x1="11.818cm" svg:y1="21.159cm" svg:x2="19.741cm" svg:y2="21.159cm">
          <text:p/>
        </draw:line>
        <draw:frame draw:style-name="gr12" draw:layer="layout" svg:width="0.785cm" svg:height="0.378cm" svg:x="11.874cm" svg:y="18.982cm">
          <draw:text-box>
            <text:p text:style-name="P1"><text:span text:style-name="T1">Raises</text:span></text:p>
          </draw:text-box>
        </draw:frame>
        <draw:frame draw:style-name="gr5" draw:layer="layout" svg:width="0.743cm" svg:height="0.378cm" svg:x="1.326cm" svg:y="20.33cm">
          <draw:text-box>
            <text:p text:style-name="P1"><text:span text:style-name="T1">Name</text:span></text:p>
          </draw:text-box>
        </draw:frame>
        <draw:frame draw:style-name="gr6" draw:layer="layout" svg:width="0.692cm" svg:height="0.378cm" svg:x="6.632cm" svg:y="20.33cm">
          <draw:text-box>
            <text:p text:style-name="P1"><text:span text:style-name="T1">Level</text:span></text:p>
          </draw:text-box>
        </draw:frame>
        <draw:frame draw:style-name="gr7" draw:layer="layout" svg:width="1.048cm" svg:height="0.378cm" svg:x="8.611cm" svg:y="20.33cm">
          <draw:text-box>
            <text:p text:style-name="P1"><text:span text:style-name="T1">Element</text:span></text:p>
          </draw:text-box>
        </draw:frame>
        <draw:frame draw:style-name="gr8" draw:layer="layout" svg:width="1.141cm" svg:height="0.378cm" svg:x="11.024cm" svg:y="20.33cm">
          <draw:text-box>
            <text:p text:style-name="P1"><text:span text:style-name="T1">Duration</text:span></text:p>
          </draw:text-box>
        </draw:frame>
        <draw:frame draw:style-name="gr9" draw:layer="layout" svg:width="0.612cm" svg:height="0.378cm" svg:x="15.264cm" svg:y="20.33cm">
          <draw:text-box>
            <text:p text:style-name="P1"><text:span text:style-name="T1">Tags</text:span></text:p>
          </draw:text-box>
        </draw:frame>
        <draw:frame draw:style-name="gr10" draw:layer="layout" svg:width="0.616cm" svg:height="0.378cm" svg:x="1.326cm" svg:y="20.785cm">
          <draw:text-box>
            <text:p text:style-name="P1"><text:span text:style-name="T1">Area</text:span></text:p>
          </draw:text-box>
        </draw:frame>
        <draw:frame draw:style-name="gr11" draw:layer="layout" svg:width="0.819cm" svg:height="0.378cm" svg:x="6.632cm" svg:y="20.785cm">
          <draw:text-box>
            <text:p text:style-name="P1"><text:span text:style-name="T1">Range</text:span></text:p>
          </draw:text-box>
        </draw:frame>
        <draw:frame draw:style-name="gr13" draw:layer="layout" svg:width="18.482cm" svg:height="0.596cm" svg:x="1.27cm" svg:y="1.195cm">
          <draw:image xlink:href="Pictures/10000000000008A00000004AF50BB863.png" xlink:type="simple" xlink:show="embed" xlink:actuate="onLoad">
            <text:p/>
          </draw:image>
        </draw:frame>
        <draw:frame draw:style-name="gr13" draw:layer="layout" svg:width="18.482cm" svg:height="6.364cm" svg:x="1.27cm" svg:y="22.073cm">
          <draw:image xlink:href="Pictures/10000000000008AF00000322E425DEE6.jpg" xlink:type="simple" xlink:show="embed" xlink:actuate="onLoad">
            <text:p/>
          </draw:image>
        </draw:frame>
        <draw:frame draw:style-name="gr13" draw:layer="layout" svg:width="18.482cm" svg:height="0.497cm" svg:x="1.27cm" svg:y="6.621cm">
          <draw:image xlink:href="Pictures/10000000000008A20000003D3DF8C990.png" xlink:type="simple" xlink:show="embed" xlink:actuate="onLoad">
            <text:p/>
          </draw:image>
        </draw:frame>
        <draw:frame draw:style-name="gr12" draw:layer="layout" svg:width="0.785cm" svg:height="0.378cm" svg:x="11.874cm" svg:y="20.785cm">
          <draw:text-box>
            <text:p text:style-name="P1"><text:span text:style-name="T1">Raises</text:span></text:p>
          </draw:text-box>
        </draw:frame>
        <draw:control draw:name="SCHOOL_NM.1" draw:style-name="gr14" draw:text-style-name="P2" draw:layer="controls" svg:width="9.544cm" svg:height="0.432cm" svg:x="2.228cm" svg:y="2.061cm" draw:control="control1"/>
        <draw:control draw:style-name="gr14" draw:text-style-name="P2" draw:layer="controls" svg:width="2.719cm" svg:height="0.432cm" svg:x="13.021cm" svg:y="2.044cm" draw:control="control2"/>
        <draw:control draw:style-name="gr14" draw:text-style-name="P2" draw:layer="controls" svg:width="2.463cm" svg:height="0.432cm" svg:x="17.273cm" svg:y="2.045cm" draw:control="control3"/>
        <draw:control draw:name="SCHOOL_NM.1" draw:style-name="gr14" draw:text-style-name="P2" draw:layer="controls" svg:width="9.676cm" svg:height="0.432cm" svg:x="2.23cm" svg:y="3.538cm" draw:control="control4"/>
        <draw:control draw:style-name="gr14" draw:text-style-name="P2" draw:layer="controls" svg:width="2.719cm" svg:height="0.432cm" svg:x="13.021cm" svg:y="3.541cm" draw:control="control5"/>
        <draw:control draw:style-name="gr14" draw:text-style-name="P2" draw:layer="controls" svg:width="2.359cm" svg:height="0.432cm" svg:x="17.273cm" svg:y="3.53cm" draw:control="control6"/>
        <draw:control draw:name="SCHOOL_NM.1" draw:style-name="gr14" draw:text-style-name="P2" draw:layer="controls" svg:width="9.548cm" svg:height="0.432cm" svg:x="2.358cm" svg:y="5.088cm" draw:control="control7"/>
        <draw:control draw:style-name="gr14" draw:text-style-name="P2" draw:layer="controls" svg:width="2.739cm" svg:height="0.432cm" svg:x="13.021cm" svg:y="5.089cm" draw:control="control8"/>
        <draw:control draw:style-name="gr14" draw:text-style-name="P2" draw:layer="controls" svg:width="2.463cm" svg:height="0.432cm" svg:x="17.273cm" svg:y="5.081cm" draw:control="control9"/>
        <draw:control draw:style-name="gr15" draw:text-style-name="P3" draw:layer="controls" svg:width="18.466cm" svg:height="0.889cm" svg:x="1.27cm" svg:y="5.667cm" draw:control="control10"/>
        <draw:control draw:style-name="gr15" draw:text-style-name="P3" draw:layer="controls" svg:width="18.466cm" svg:height="0.889cm" svg:x="1.27cm" svg:y="4.143cm" draw:control="control11"/>
        <draw:control draw:style-name="gr15" draw:text-style-name="P3" draw:layer="controls" svg:width="18.466cm" svg:height="0.889cm" svg:x="1.27cm" svg:y="2.619cm" draw:control="control12"/>
        <draw:control draw:style-name="gr14" draw:text-style-name="P2" draw:layer="controls" svg:width="4.441cm" svg:height="0.432cm" svg:x="2.172cm" svg:y="7.347cm" draw:control="control13"/>
        <draw:control draw:style-name="gr14" draw:text-style-name="P2" draw:layer="controls" svg:width="4.595cm" svg:height="0.356cm" svg:x="2.037cm" svg:y="7.893cm" draw:control="control14"/>
        <draw:control draw:style-name="gr14" draw:text-style-name="P2" draw:layer="controls" svg:width="4.358cm" svg:height="0.356cm" svg:x="2.16cm" svg:y="9.223cm" draw:control="control15"/>
        <draw:control draw:style-name="gr14" draw:text-style-name="P2" draw:layer="controls" svg:width="4.438cm" svg:height="0.356cm" svg:x="2.061cm" svg:y="9.684cm" draw:control="control16"/>
        <draw:control draw:style-name="gr14" draw:text-style-name="P2" draw:layer="controls" svg:width="4.309cm" svg:height="0.381cm" svg:x="2.19cm" svg:y="11.05cm" draw:control="control17"/>
        <draw:control draw:style-name="gr14" draw:text-style-name="P2" draw:layer="controls" svg:width="4.5cm" svg:height="0.381cm" svg:x="2.018cm" svg:y="11.494cm" draw:control="control18"/>
        <draw:control draw:style-name="gr14" draw:text-style-name="P2" draw:layer="controls" svg:width="4.256cm" svg:height="0.381cm" svg:x="2.243cm" svg:y="12.899cm" draw:control="control19"/>
        <draw:control draw:style-name="gr14" draw:text-style-name="P2" draw:layer="controls" svg:width="4.423cm" svg:height="0.381cm" svg:x="2.057cm" svg:y="13.349cm" draw:control="control20"/>
        <draw:control draw:style-name="gr14" draw:text-style-name="P2" draw:layer="controls" svg:width="4.449cm" svg:height="0.381cm" svg:x="2.07cm" svg:y="14.73cm" draw:control="control21"/>
        <draw:control draw:style-name="gr14" draw:text-style-name="P2" draw:layer="controls" svg:width="4.472cm" svg:height="0.356cm" svg:x="2.053cm" svg:y="15.239cm" draw:control="control22"/>
        <draw:control draw:style-name="gr14" draw:text-style-name="P2" draw:layer="controls" svg:width="4.335cm" svg:height="0.381cm" svg:x="2.164cm" svg:y="16.607cm" draw:control="control23"/>
        <draw:control draw:style-name="gr14" draw:text-style-name="P2" draw:layer="controls" svg:width="4.378cm" svg:height="0.381cm" svg:x="2.044cm" svg:y="17.081cm" draw:control="control24"/>
        <draw:control draw:style-name="gr14" draw:text-style-name="P2" draw:layer="controls" svg:width="4.35cm" svg:height="0.356cm" svg:x="2.168cm" svg:y="18.461cm" draw:control="control25"/>
        <draw:control draw:style-name="gr14" draw:text-style-name="P2" draw:layer="controls" svg:width="4.459cm" svg:height="0.356cm" svg:x="2.04cm" svg:y="18.96cm" draw:control="control26"/>
        <draw:control draw:style-name="gr14" draw:text-style-name="P2" draw:layer="controls" svg:width="4.316cm" svg:height="0.381cm" svg:x="2.18cm" svg:y="20.26cm" draw:control="control27"/>
        <draw:control draw:style-name="gr14" draw:text-style-name="P2" draw:layer="controls" svg:width="4.411cm" svg:height="0.381cm" svg:x="2.069cm" svg:y="20.746cm" draw:control="control28"/>
        <draw:control draw:style-name="gr14" draw:text-style-name="P2" draw:layer="controls" svg:width="4.18cm" svg:height="0.356cm" svg:x="7.592cm" svg:y="7.891cm" draw:control="control29"/>
        <draw:control draw:style-name="gr14" draw:text-style-name="P2" draw:layer="controls" svg:width="6.967cm" svg:height="0.356cm" svg:x="12.769cm" svg:y="7.891cm" draw:control="control30"/>
        <draw:control draw:style-name="gr14" draw:text-style-name="P2" draw:layer="controls" svg:width="4.18cm" svg:height="0.381cm" svg:x="7.592cm" svg:y="9.657cm" draw:control="control31"/>
        <draw:control draw:style-name="gr14" draw:text-style-name="P2" draw:layer="controls" svg:width="6.967cm" svg:height="0.381cm" svg:x="12.769cm" svg:y="9.657cm" draw:control="control32"/>
        <draw:control draw:style-name="gr14" draw:text-style-name="P2" draw:layer="controls" svg:width="4.123cm" svg:height="0.356cm" svg:x="7.649cm" svg:y="11.502cm" draw:control="control33"/>
        <draw:control draw:style-name="gr14" draw:text-style-name="P2" draw:layer="controls" svg:width="6.948cm" svg:height="0.356cm" svg:x="12.788cm" svg:y="11.517cm" draw:control="control34"/>
        <draw:control draw:style-name="gr14" draw:text-style-name="P2" draw:layer="controls" svg:width="4.098cm" svg:height="0.356cm" svg:x="7.578cm" svg:y="13.408cm" draw:control="control35"/>
        <draw:control draw:style-name="gr14" draw:text-style-name="P2" draw:layer="controls" svg:width="6.967cm" svg:height="0.381cm" svg:x="12.769cm" svg:y="13.34cm" draw:control="control36"/>
        <draw:control draw:style-name="gr14" draw:text-style-name="P2" draw:layer="controls" svg:width="4.149cm" svg:height="0.356cm" svg:x="7.584cm" svg:y="15.255cm" draw:control="control37"/>
        <draw:control draw:style-name="gr14" draw:text-style-name="P2" draw:layer="controls" svg:width="6.969cm" svg:height="0.356cm" svg:x="12.767cm" svg:y="15.206cm" draw:control="control38"/>
        <draw:control draw:style-name="gr14" draw:text-style-name="P2" draw:layer="controls" svg:width="4.117cm" svg:height="0.356cm" svg:x="7.554cm" svg:y="17.113cm" draw:control="control39"/>
        <draw:control draw:style-name="gr14" draw:text-style-name="P2" draw:layer="controls" svg:width="6.93cm" svg:height="0.356cm" svg:x="12.806cm" svg:y="17.056cm" draw:control="control40"/>
        <draw:control draw:style-name="gr14" draw:text-style-name="P2" draw:layer="controls" svg:width="4.04cm" svg:height="0.356cm" svg:x="7.669cm" svg:y="18.96cm" draw:control="control41"/>
        <draw:control draw:style-name="gr14" draw:text-style-name="P2" draw:layer="controls" svg:width="6.967cm" svg:height="0.356cm" svg:x="12.769cm" svg:y="18.921cm" draw:control="control42"/>
        <draw:control draw:style-name="gr14" draw:text-style-name="P2" draw:layer="controls" svg:width="4.154cm" svg:height="0.381cm" svg:x="7.56cm" svg:y="20.747cm" draw:control="control43"/>
        <draw:control draw:style-name="gr14" draw:text-style-name="P2" draw:layer="controls" svg:width="6.929cm" svg:height="0.381cm" svg:x="12.807cm" svg:y="20.746cm" draw:control="control44"/>
        <draw:control draw:style-name="gr14" draw:text-style-name="P4" draw:layer="controls" svg:width="1.115cm" svg:height="0.432cm" svg:x="7.439cm" svg:y="7.366cm" draw:control="control45"/>
        <draw:control draw:style-name="gr14" draw:text-style-name="P4" draw:layer="controls" svg:width="1.186cm" svg:height="0.381cm" svg:x="9.745cm" svg:y="7.404cm" draw:control="control46"/>
        <draw:control draw:style-name="gr14" draw:text-style-name="P4" draw:layer="controls" svg:width="2.786cm" svg:height="0.381cm" svg:x="12.25cm" svg:y="7.41cm" draw:control="control47"/>
        <draw:control draw:style-name="gr14" draw:text-style-name="P4" draw:layer="controls" svg:width="1.114cm" svg:height="0.381cm" svg:x="7.44cm" svg:y="9.221cm" draw:control="control48"/>
        <draw:control draw:style-name="gr14" draw:text-style-name="P4" draw:layer="controls" svg:width="1.205cm" svg:height="0.381cm" svg:x="9.716cm" svg:y="9.223cm" draw:control="control49"/>
        <draw:control draw:style-name="gr14" draw:text-style-name="P4" draw:layer="controls" svg:width="2.759cm" svg:height="0.381cm" svg:x="12.25cm" svg:y="9.19cm" draw:control="control50"/>
        <draw:control draw:style-name="gr14" draw:text-style-name="P4" draw:layer="controls" svg:width="1.097cm" svg:height="0.381cm" svg:x="7.457cm" svg:y="11.064cm" draw:control="control51"/>
        <draw:control draw:style-name="gr14" draw:text-style-name="P4" draw:layer="controls" svg:width="1.167cm" svg:height="0.381cm" svg:x="9.754cm" svg:y="11.047cm" draw:control="control52"/>
        <draw:control draw:style-name="gr14" draw:text-style-name="P4" draw:layer="controls" svg:width="2.902cm" svg:height="0.381cm" svg:x="12.25cm" svg:y="11.02cm" draw:control="control53"/>
        <draw:control draw:style-name="gr14" draw:text-style-name="P4" draw:layer="controls" svg:width="1.111cm" svg:height="0.356cm" svg:x="7.443cm" svg:y="12.922cm" draw:control="control54"/>
        <draw:control draw:style-name="gr14" draw:text-style-name="P4" draw:layer="controls" svg:width="1.205cm" svg:height="0.381cm" svg:x="9.716cm" svg:y="12.909cm" draw:control="control55"/>
        <draw:control draw:style-name="gr14" draw:text-style-name="P4" draw:layer="controls" svg:width="2.877cm" svg:height="0.381cm" svg:x="12.25cm" svg:y="12.91cm" draw:control="control56"/>
        <draw:control draw:style-name="gr14" draw:text-style-name="P4" draw:layer="controls" svg:width="1.08cm" svg:height="0.381cm" svg:x="7.474cm" svg:y="14.734cm" draw:control="control57"/>
        <draw:control draw:style-name="gr14" draw:text-style-name="P4" draw:layer="controls" svg:width="1.166cm" svg:height="0.523cm" svg:x="9.754cm" svg:y="14.622cm" draw:control="control58"/>
        <draw:control draw:style-name="gr14" draw:text-style-name="P4" draw:layer="controls" svg:width="2.648cm" svg:height="0.381cm" svg:x="12.25cm" svg:y="14.73cm" draw:control="control59"/>
        <draw:control draw:style-name="gr14" draw:text-style-name="P4" draw:layer="controls" svg:width="1.078cm" svg:height="0.381cm" svg:x="7.476cm" svg:y="16.58cm" draw:control="control60"/>
        <draw:control draw:style-name="gr14" draw:text-style-name="P4" draw:layer="controls" svg:width="1.205cm" svg:height="0.381cm" svg:x="9.735cm" svg:y="16.586cm" draw:control="control61"/>
        <draw:control draw:style-name="gr14" draw:text-style-name="P4" draw:layer="controls" svg:width="2.798cm" svg:height="0.381cm" svg:x="12.25cm" svg:y="16.61cm" draw:control="control62"/>
        <draw:control draw:style-name="gr14" draw:text-style-name="P4" draw:layer="controls" svg:width="1.096cm" svg:height="0.356cm" svg:x="7.439cm" svg:y="18.461cm" draw:control="control63"/>
        <draw:control draw:style-name="gr14" draw:text-style-name="P4" draw:layer="controls" svg:width="1.167cm" svg:height="0.356cm" svg:x="9.766cm" svg:y="18.471cm" draw:control="control64"/>
        <draw:control draw:style-name="gr14" draw:text-style-name="P4" draw:layer="controls" svg:width="2.779cm" svg:height="0.356cm" svg:x="12.25cm" svg:y="18.44cm" draw:control="control65"/>
        <draw:control draw:style-name="gr14" draw:text-style-name="P4" draw:layer="controls" svg:width="1.149cm" svg:height="0.381cm" svg:x="7.462cm" svg:y="20.292cm" draw:control="control66"/>
        <draw:control draw:style-name="gr14" draw:text-style-name="P4" draw:layer="controls" svg:width="1.205cm" svg:height="0.381cm" svg:x="9.762cm" svg:y="20.261cm" draw:control="control67"/>
        <draw:control draw:style-name="gr14" draw:text-style-name="P4" draw:layer="controls" svg:width="2.779cm" svg:height="0.381cm" svg:x="12.25cm" svg:y="20.26cm" draw:control="control68"/>
        <draw:control draw:style-name="gr16" draw:text-style-name="P3" draw:layer="controls" svg:width="18.466cm" svg:height="0.928cm" svg:x="1.27cm" svg:y="8.336cm" draw:control="control69"/>
        <draw:control draw:style-name="gr16" draw:text-style-name="P3" draw:layer="controls" svg:width="18.466cm" svg:height="0.928cm" svg:x="1.27cm" svg:y="10.136cm" draw:control="control70"/>
        <draw:control draw:style-name="gr16" draw:text-style-name="P3" draw:layer="controls" svg:width="18.466cm" svg:height="0.928cm" svg:x="1.27cm" svg:y="11.981cm" draw:control="control71"/>
        <draw:control draw:style-name="gr16" draw:text-style-name="P3" draw:layer="controls" svg:width="18.466cm" svg:height="0.928cm" svg:x="1.27cm" svg:y="13.82cm" draw:control="control72"/>
        <draw:control draw:style-name="gr16" draw:text-style-name="P3" draw:layer="controls" svg:width="18.466cm" svg:height="0.928cm" svg:x="1.27cm" svg:y="15.686cm" draw:control="control73"/>
        <draw:control draw:style-name="gr16" draw:text-style-name="P3" draw:layer="controls" svg:width="18.466cm" svg:height="0.94cm" svg:x="1.27cm" svg:y="17.536cm" draw:control="control74"/>
        <draw:control draw:style-name="gr16" draw:text-style-name="P3" draw:layer="controls" svg:width="18.466cm" svg:height="0.928cm" svg:x="1.27cm" svg:y="19.383cm" draw:control="control75"/>
        <draw:control draw:style-name="gr16" draw:text-style-name="P3" draw:layer="controls" svg:width="18.466cm" svg:height="0.832cm" svg:x="1.27cm" svg:y="21.188cm" draw:control="control76"/>
        <draw:control draw:style-name="gr14" draw:text-style-name="P2" draw:layer="controls" svg:width="3.747cm" svg:height="0.381cm" svg:x="15.989cm" svg:y="7.408cm" draw:control="control77"/>
        <draw:control draw:style-name="gr14" draw:text-style-name="P2" draw:layer="controls" svg:width="3.708cm" svg:height="0.381cm" svg:x="16.028cm" svg:y="9.188cm" draw:control="control78"/>
        <draw:control draw:style-name="gr14" draw:text-style-name="P2" draw:layer="controls" svg:width="3.689cm" svg:height="0.381cm" svg:x="16.047cm" svg:y="11.064cm" draw:control="control79"/>
        <draw:control draw:style-name="gr14" draw:text-style-name="P2" draw:layer="controls" svg:width="3.746cm" svg:height="0.381cm" svg:x="15.99cm" svg:y="12.902cm" draw:control="control80"/>
        <draw:control draw:style-name="gr14" draw:text-style-name="P2" draw:layer="controls" svg:width="3.708cm" svg:height="0.381cm" svg:x="16.028cm" svg:y="14.748cm" draw:control="control81"/>
        <draw:control draw:style-name="gr14" draw:text-style-name="P2" draw:layer="controls" svg:width="3.67cm" svg:height="0.381cm" svg:x="16.066cm" svg:y="16.613cm" draw:control="control82"/>
        <draw:control draw:style-name="gr14" draw:text-style-name="P2" draw:layer="controls" svg:width="3.754cm" svg:height="0.356cm" svg:x="15.982cm" svg:y="18.459cm" draw:control="control83"/>
        <draw:control draw:style-name="gr14" draw:text-style-name="P2" draw:layer="controls" svg:width="3.708cm" svg:height="0.381cm" svg:x="16.028cm" svg:y="20.285cm" draw:control="control84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ldStyle 14" svg:font-family="'OldStyle 1'"/>
    <style:font-face style:name="OldStyle 13" svg:font-family="'OldStyle 1'" style:font-adornments="Bold"/>
    <style:font-face style:name="OldStyle 15" svg:font-family="'OldStyle 1'" style:font-pitch="variable"/>
    <style:font-face style:name="OldStyle 12" svg:font-family="'OldStyle 1'" style:font-adornments="Bold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OldStyle 1" svg:font-family="'OldStyle 1'" style:font-family-generic="roman" style:font-pitch="variable"/>
    <style:font-face style:name="OldStyle 11" svg:font-family="'OldStyle 1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2"/>
      <style:text-properties style:font-name="OldStyle 12" fo:font-family="'OldStyle 1'" style:font-style-name="Bold" style:font-pitch="variable" fo:font-size="8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.27cm" fo:margin-bottom="1.27cm" fo:margin-left="1.27cm" fo:margin-right="1.27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6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8-17T16:45:13.279000000</dc:date>
    <meta:generator>LibreOffice/4.3.0.4$Windows_x86 LibreOffice_project/62ad5818884a2fc2e5780dd45466868d41009ec0</meta:generator>
    <meta:editing-duration>PT1H13M32S</meta:editing-duration>
    <meta:editing-cycles>15</meta:editing-cycles>
    <meta:document-statistic meta:object-count="241"/>
  </office:meta>
</office:document-meta>
</file>